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3pt" fo:font-weight="bold" officeooo:rsid="00003345" officeooo:paragraph-rsid="00003345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Courier New" fo:font-size="13pt" style:text-underline-style="solid" style:text-underline-width="auto" style:text-underline-color="font-color" fo:font-weight="bold" officeooo:rsid="00003345" officeooo:paragraph-rsid="00003345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style:font-name="Courier New" fo:font-size="13pt" style:text-underline-style="none" fo:font-weight="bold" officeooo:rsid="00003345" officeooo:paragraph-rsid="0000334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style:font-name="Courier New" fo:font-size="13pt" style:text-underline-style="none" fo:font-weight="normal" officeooo:rsid="00003345" officeooo:paragraph-rsid="00003345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style:font-name="Courier New" fo:font-size="13pt" style:text-underline-style="solid" style:text-underline-width="auto" style:text-underline-color="font-color" fo:font-weight="bold" officeooo:rsid="0000556b" officeooo:paragraph-rsid="0000556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style:font-name="Courier New" fo:font-size="13pt" style:text-underline-style="none" fo:font-weight="bold" officeooo:rsid="00003345" officeooo:paragraph-rsid="0000556b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style:font-name="Courier New" fo:font-size="13pt" style:text-underline-style="none" fo:font-weight="normal" officeooo:rsid="00003345" officeooo:paragraph-rsid="0000556b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style:font-name="Courier New" fo:font-size="13pt" style:text-underline-style="none" fo:font-weight="bold" officeooo:rsid="0000556b" officeooo:paragraph-rsid="0000556b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style:font-name="Courier New" fo:font-size="13pt" style:text-underline-style="none" fo:font-weight="normal" officeooo:rsid="0000556b" officeooo:paragraph-rsid="0000556b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style:font-name="Courier New" fo:font-size="13pt" style:text-underline-style="solid" style:text-underline-width="auto" style:text-underline-color="font-color" fo:font-weight="bold" officeooo:rsid="0000e4db" officeooo:paragraph-rsid="0000e4db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style:font-name="Courier New" fo:font-size="13pt" style:text-underline-style="none" fo:font-weight="bold" officeooo:rsid="0000e4db" officeooo:paragraph-rsid="0002e0a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style:font-name="Courier New" fo:font-size="13pt" style:text-underline-style="none" fo:font-weight="normal" officeooo:rsid="0000e4db" officeooo:paragraph-rsid="0000e4db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style:font-name="Courier New" fo:font-size="13pt" style:text-underline-style="none" fo:font-weight="normal" officeooo:rsid="0000e4db" officeooo:paragraph-rsid="0002e0a9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style:font-name="Courier New" fo:font-size="13pt" style:text-underline-style="none" fo:font-weight="bold" officeooo:rsid="0000e4db" officeooo:paragraph-rsid="0000e4db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dotted" style:text-underline-width="auto" style:text-underline-color="font-color" fo:font-weight="normal" officeooo:rsid="0002d644" style:font-weight-asian="normal" style:font-weight-complex="normal"/>
    </style:style>
    <style:style style:name="T4" style:family="text">
      <style:text-properties officeooo:rsid="0000556b"/>
    </style:style>
    <style:style style:name="T5" style:family="text">
      <style:text-properties style:text-underline-style="solid" style:text-underline-width="auto" style:text-underline-color="font-color" officeooo:rsid="0002e0a9"/>
    </style:style>
    <style:style style:name="T6" style:family="text">
      <style:text-properties style:text-line-through-style="none" style:text-line-through-type="none" style:text-underline-style="dotte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00e4db"/>
    </style:style>
    <style:style style:name="T8" style:family="text">
      <style:text-properties officeooo:rsid="0001b443"/>
    </style:style>
    <style:style style:name="T9" style:family="text">
      <style:text-properties style:text-underline-style="dotte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3</text:p>
      <text:p text:style-name="P1">Tema 4: Modelo Relacional</text:p>
      <text:p text:style-name="P1">Daniel Pino Gómez</text:p>
      <text:p text:style-name="P1"/>
      <text:p text:style-name="P1"/>
      <text:p text:style-name="P2">Ejercicio 1:</text:p>
      <text:p text:style-name="P2"/>
      <text:p text:style-name="P3">Representante<text:span text:style-name="T1">(</text:span><text:span text:style-name="T2">#id</text:span><text:span text:style-name="T1">, Nombre)</text:span></text:p>
      <text:p text:style-name="P4"/>
      <text:p text:style-name="P3">Futbolista<text:span text:style-name="T1">(</text:span><text:span text:style-name="T2">#id</text:span><text:span text:style-name="T1">, Nombre, </text:span><text:span text:style-name="T3">representante_id</text:span><text:span text:style-name="T1">)</text:span></text:p>
      <text:p text:style-name="P4"><text:tab/>id_representante → Representante(not null, <text:span text:style-name="T4">M</text:span>:C, <text:span text:style-name="T4">B</text:span>:R)</text:p>
      <text:p text:style-name="P4"><text:tab/></text:p>
      <text:p text:style-name="P4"/>
      <text:p text:style-name="P5">Ejercicio 2:</text:p>
      <text:p text:style-name="P5"/>
      <text:p text:style-name="P6">Representante<text:span text:style-name="T1">(</text:span><text:span text:style-name="T2">#id</text:span><text:span text:style-name="T1">, Nombre)</text:span></text:p>
      <text:p text:style-name="P7"/>
      <text:p text:style-name="P6">Futbolista<text:span text:style-name="T1">(</text:span><text:span text:style-name="T2">#id</text:span><text:span text:style-name="T1">, Nombre)</text:span></text:p>
      <text:p text:style-name="P7"/>
      <text:p text:style-name="P6">Tiene<text:span text:style-name="T1">(</text:span><text:span text:style-name="T2">#representante</text:span><text:span text:style-name="T5">_</text:span><text:span text:style-name="T2">id</text:span><text:span text:style-name="T1">, </text:span><text:span text:style-name="T6">futbolista_id</text:span><text:span text:style-name="T1">, fechaContrato, comision)</text:span></text:p>
      <text:p text:style-name="P7"><text:tab/>id_representante → Representante(not null, <text:span text:style-name="T4">M</text:span>:<text:span text:style-name="T4">R</text:span>, <text:span text:style-name="T4">B</text:span>:<text:span text:style-name="T4">C</text:span>)</text:p>
      <text:p text:style-name="P7"><text:tab/><text:span text:style-name="T4">id_futbolista → Futbolista (not null, M:R, B:C)</text:span></text:p>
      <text:p text:style-name="P7"/>
      <text:p text:style-name="P7"/>
      <text:p text:style-name="P5">Ejercicio 3:</text:p>
      <text:p text:style-name="P5"/>
      <text:p text:style-name="P8">Profesor<text:span text:style-name="T1">(</text:span><text:span text:style-name="T2">#id</text:span><text:span text:style-name="T1">, asignatura)</text:span></text:p>
      <text:p text:style-name="P9"/>
      <text:p text:style-name="P8">Asignatura<text:span text:style-name="T1">(</text:span><text:span text:style-name="T2">#id</text:span><text:span text:style-name="T1">, especialidad, nombre, </text:span><text:span text:style-name="T3">profesor_id</text:span><text:span text:style-name="T1">)</text:span></text:p>
      <text:p text:style-name="P9"><text:tab/><text:span text:style-name="T7">id_profesor → Profesor (not null, M:C, B:R)</text:span></text:p>
      <text:p text:style-name="P9"/>
      <text:p text:style-name="P10"/>
      <text:p text:style-name="P10">Ejercicio 4:</text:p>
      <text:p text:style-name="P10"/>
      <text:p text:style-name="P11">Clubs<text:span text:style-name="T1">(</text:span><text:span text:style-name="T2">#id</text:span><text:span text:style-name="T1">, nombre, ciudad)</text:span></text:p>
      <text:p text:style-name="P12"/>
      <text:p text:style-name="P11">Corredores<text:span text:style-name="T1">(</text:span><text:span text:style-name="T2">#id</text:span><text:span text:style-name="T1">, nombre, fechaNac)</text:span></text:p>
      <text:p text:style-name="P11"/>
      <text:p text:style-name="P11">TelefonosCorredores<text:span text:style-name="T1">(</text:span><text:span text:style-name="T2">#corredores</text:span><text:span text:style-name="T5">_id</text:span><text:span text:style-name="T1">, </text:span><text:span text:style-name="T2">#Telefono</text:span><text:span text:style-name="T1">)</text:span></text:p>
      <text:p text:style-name="P13"><text:tab/>id_corredores → Corredor(<text:span text:style-name="T8">not null, M:C, B:C</text:span>)</text:p>
      <text:p text:style-name="P13"/>
      <text:p text:style-name="P14">Pertenece<text:span text:style-name="T1">(</text:span><text:span text:style-name="T2">#corredores_id</text:span><text:span text:style-name="T1">, </text:span><text:span text:style-name="T9">clubs_id</text:span><text:span text:style-name="T1">, fecha)</text:span></text:p>
      <text:p text:style-name="P12"><text:tab/>id_corredores → Corredor(<text:span text:style-name="T8">not null, M:R, B:C</text:span>)</text:p>
      <text:p text:style-name="P12"><text:tab/>id_clubs → Club(<text:span text:style-name="T8">not null, M:C, B:R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0:36:38.375138400</meta:creation-date>
    <dc:date>2025-11-17T11:27:53.550715000</dc:date>
    <meta:editing-duration>PT17M11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6" meta:word-count="91" meta:character-count="830" meta:non-whitespace-character-count="756"/>
  </office:meta>
</office:document-meta>
</file>